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3.9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_fi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09" table:default-cell-style-name="ce1"/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203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3-F_S55_L001_R1_001.fastq.gz</text:p>
          </table:table-cell>
          <table:table-cell office:value-type="string" calcext:value-type="string">
            <text:p>0203-F_S55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203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3FS-F_S75_L001_R1_001.fastq.gz</text:p>
          </table:table-cell>
          <table:table-cell office:value-type="string" calcext:value-type="string">
            <text:p>0203FS-F_S75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204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4-F_S56_L001_R1_001.fastq.gz</text:p>
          </table:table-cell>
          <table:table-cell office:value-type="string" calcext:value-type="string">
            <text:p>0204-F_S56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204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204FS-F_S76_L001_R1_001.fastq.gz</text:p>
          </table:table-cell>
          <table:table-cell office:value-type="string" calcext:value-type="string">
            <text:p>0204FS-F_S76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407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7-F_S57_L001_R1_001.fastq.gz</text:p>
          </table:table-cell>
          <table:table-cell office:value-type="string" calcext:value-type="string">
            <text:p>0407-F_S5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407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7FS-F_S77_L001_R1_001.fastq.gz</text:p>
          </table:table-cell>
          <table:table-cell office:value-type="string" calcext:value-type="string">
            <text:p>0407FS-F_S7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408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8-F_S58_L001_R1_001.fastq.gz</text:p>
          </table:table-cell>
          <table:table-cell office:value-type="string" calcext:value-type="string">
            <text:p>0408-F_S5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408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08FS-F_S78_L001_R1_001.fastq.gz</text:p>
          </table:table-cell>
          <table:table-cell office:value-type="string" calcext:value-type="string">
            <text:p>0408FS-F_S7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509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09-F_S59_L001_R1_001.fastq.gz</text:p>
          </table:table-cell>
          <table:table-cell office:value-type="string" calcext:value-type="string">
            <text:p>0509-F_S5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510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10-F_S60_L001_R1_001.fastq.gz</text:p>
          </table:table-cell>
          <table:table-cell office:value-type="string" calcext:value-type="string">
            <text:p>0510-F_S6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611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11-F_S61_L001_R1_001.fastq.gz</text:p>
          </table:table-cell>
          <table:table-cell office:value-type="string" calcext:value-type="string">
            <text:p>0611-F_S61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612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12-F_S62_L001_R1_001.fastq.gz</text:p>
          </table:table-cell>
          <table:table-cell office:value-type="string" calcext:value-type="string">
            <text:p>0612-F_S62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713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-F_S63_L001_R1_001.fastq.gz</text:p>
          </table:table-cell>
          <table:table-cell office:value-type="string" calcext:value-type="string">
            <text:p>0713-F_S63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713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3FS-F_S79_L001_R1_001.fastq.gz</text:p>
          </table:table-cell>
          <table:table-cell office:value-type="string" calcext:value-type="string">
            <text:p>0713FS-F_S7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714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4-F_S64_L001_R1_001.fastq.gz</text:p>
          </table:table-cell>
          <table:table-cell office:value-type="string" calcext:value-type="string">
            <text:p>0714-F_S64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714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14FS-F_S80_L001_R1_001.fastq.gz</text:p>
          </table:table-cell>
          <table:table-cell office:value-type="string" calcext:value-type="string">
            <text:p>0714FS-F_S8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815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15-F_S65_L001_R1_001.fastq.gz</text:p>
          </table:table-cell>
          <table:table-cell office:value-type="string" calcext:value-type="string">
            <text:p>0815-F_S65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816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16-F_S66_L001_R1_001.fastq.gz</text:p>
          </table:table-cell>
          <table:table-cell office:value-type="string" calcext:value-type="string">
            <text:p>0816-F_S66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917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17-F_S67_L001_R1_001.fastq.gz</text:p>
          </table:table-cell>
          <table:table-cell office:value-type="string" calcext:value-type="string">
            <text:p>0917-F_S6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0918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18-F_S68_L001_R1_001.fastq.gz</text:p>
          </table:table-cell>
          <table:table-cell office:value-type="string" calcext:value-type="string">
            <text:p>0918-F_S6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_CRC-feces_S26_L001_R1_001.fastq.gz</text:p>
          </table:table-cell>
          <table:table-cell office:value-type="string" calcext:value-type="string">
            <text:p>F1_CRC-feces_S26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0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0_CRC-feces_S34_L001_R1_001.fastq.gz</text:p>
          </table:table-cell>
          <table:table-cell office:value-type="string" calcext:value-type="string">
            <text:p>F10_CRC-feces_S34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019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9-F_S69_L001_R1_001.fastq.gz</text:p>
          </table:table-cell>
          <table:table-cell office:value-type="string" calcext:value-type="string">
            <text:p>1019-F_S6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020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0-F_S70_L001_R1_001.fastq.gz</text:p>
          </table:table-cell>
          <table:table-cell office:value-type="string" calcext:value-type="string">
            <text:p>1020-F_S7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1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1_CRC-feces_S35_L001_R1_001.fastq.gz</text:p>
          </table:table-cell>
          <table:table-cell office:value-type="string" calcext:value-type="string">
            <text:p>F11_CRC-feces_S35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121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1-F_S71_L001_R1_001.fastq.gz</text:p>
          </table:table-cell>
          <table:table-cell office:value-type="string" calcext:value-type="string">
            <text:p>1121-F_S71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121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1FS-F_S81_L001_R1_001.fastq.gz</text:p>
          </table:table-cell>
          <table:table-cell office:value-type="string" calcext:value-type="string">
            <text:p>1121FS-F_S81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122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2-F_S72_L001_R1_001.fastq.gz</text:p>
          </table:table-cell>
          <table:table-cell office:value-type="string" calcext:value-type="string">
            <text:p>1122-F_S72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122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2FS-F_S82_L001_R1_001.fastq.gz</text:p>
          </table:table-cell>
          <table:table-cell office:value-type="string" calcext:value-type="string">
            <text:p>1122FS-F_S82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2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2_CRC-feces_S36_L001_R1_001.fastq.gz</text:p>
          </table:table-cell>
          <table:table-cell office:value-type="string" calcext:value-type="string">
            <text:p>F12_CRC-feces_S36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223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3-F_S97_L001_R1_001.fastq.gz</text:p>
          </table:table-cell>
          <table:table-cell office:value-type="string" calcext:value-type="string">
            <text:p>1223-F_S9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223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3FS-F_S101_L001_R1_001.fastq.gz</text:p>
          </table:table-cell>
          <table:table-cell office:value-type="string" calcext:value-type="string">
            <text:p>1223FS-F_S101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224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4-F_S98_L001_R1_001.fastq.gz</text:p>
          </table:table-cell>
          <table:table-cell office:value-type="string" calcext:value-type="string">
            <text:p>1224-F_S9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224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4FS-F_S102_L001_R1_001.fastq.gz</text:p>
          </table:table-cell>
          <table:table-cell office:value-type="string" calcext:value-type="string">
            <text:p>1224FS-F_S102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3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3_CRC-feces_S37_L001_R1_001.fastq.gz</text:p>
          </table:table-cell>
          <table:table-cell office:value-type="string" calcext:value-type="string">
            <text:p>F13_CRC-feces_S3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325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25-F_S73_L001_R1_001.fastq.gz</text:p>
          </table:table-cell>
          <table:table-cell office:value-type="string" calcext:value-type="string">
            <text:p>1325-F_S73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326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26TF_S74_L001_R1_001.fastq.gz</text:p>
          </table:table-cell>
          <table:table-cell office:value-type="string" calcext:value-type="string">
            <text:p>1326TF_S74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4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4_CRC-feces_S38_L001_R1_001.fastq.gz</text:p>
          </table:table-cell>
          <table:table-cell office:value-type="string" calcext:value-type="string">
            <text:p>F14_CRC-feces_S3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427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7-F_S99_L001_R1_001.fastq.gz</text:p>
          </table:table-cell>
          <table:table-cell office:value-type="string" calcext:value-type="string">
            <text:p>1427-F_S9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427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7FS-F_S103_L001_R1_001.fastq.gz</text:p>
          </table:table-cell>
          <table:table-cell office:value-type="string" calcext:value-type="string">
            <text:p>1427FS-F_S103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428-T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8-F_S100_L001_R1_001.fastq.gz</text:p>
          </table:table-cell>
          <table:table-cell office:value-type="string" calcext:value-type="string">
            <text:p>1428-F_S10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428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8FS-F_S104_L001_R1_001.fastq.gz</text:p>
          </table:table-cell>
          <table:table-cell office:value-type="string" calcext:value-type="string">
            <text:p>1428FS-F_S104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5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5_CRC-feces_S39_L001_R1_001.fastq.gz</text:p>
          </table:table-cell>
          <table:table-cell office:value-type="string" calcext:value-type="string">
            <text:p>F15_CRC-feces_S3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529-T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29-F_S97_L001_R1_001.fastq.gz</text:p>
          </table:table-cell>
          <table:table-cell office:value-type="string" calcext:value-type="string">
            <text:p>1529-F_S9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529-T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29FS-F_S101_L001_R1_001.fastq.gz</text:p>
          </table:table-cell>
          <table:table-cell office:value-type="string" calcext:value-type="string">
            <text:p>1529FS-F_S101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530-T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0-F_S98_L001_R1_001.fastq.gz</text:p>
          </table:table-cell>
          <table:table-cell office:value-type="string" calcext:value-type="string">
            <text:p>1530-F_S9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530-T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0FS-F_S102_L001_R1_001.fastq.gz</text:p>
          </table:table-cell>
          <table:table-cell office:value-type="string" calcext:value-type="string">
            <text:p>1530FS-F_S102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6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6_CRC-feces_S40_L001_R1_001.fastq.gz</text:p>
          </table:table-cell>
          <table:table-cell office:value-type="string" calcext:value-type="string">
            <text:p>F16_CRC-feces_S4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631-T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1-F_S99_L001_R1_001.fastq.gz</text:p>
          </table:table-cell>
          <table:table-cell office:value-type="string" calcext:value-type="string">
            <text:p>1631-F_S9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631-T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1FS-F_S103_L001_R1_001.fastq.gz</text:p>
          </table:table-cell>
          <table:table-cell office:value-type="string" calcext:value-type="string">
            <text:p>1631FS-F_S103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632-T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2-F_S100_L001_R1_001.fastq.gz</text:p>
          </table:table-cell>
          <table:table-cell office:value-type="string" calcext:value-type="string">
            <text:p>1632-F_S10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632-T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2FS-F_S104_L001_R1_001.fastq.gz</text:p>
          </table:table-cell>
          <table:table-cell office:value-type="string" calcext:value-type="string">
            <text:p>1632FS-F_S104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7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7_CRC-feces_S41_L001_R1_001.fastq.gz</text:p>
          </table:table-cell>
          <table:table-cell office:value-type="string" calcext:value-type="string">
            <text:p>F17_CRC-feces_S41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19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19_CRC-feces_S42_L001_R1_001.fastq.gz</text:p>
          </table:table-cell>
          <table:table-cell office:value-type="string" calcext:value-type="string">
            <text:p>F19_CRC-feces_S42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_CRC-feces_S27_L001_R1_001.fastq.gz</text:p>
          </table:table-cell>
          <table:table-cell office:value-type="string" calcext:value-type="string">
            <text:p>F2_CRC-feces_S2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0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0_CRC-feces_S43_L001_R1_001.fastq.gz</text:p>
          </table:table-cell>
          <table:table-cell office:value-type="string" calcext:value-type="string">
            <text:p>F20_CRC-feces_S43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1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1_CRC-feces_S44_L001_R1_001.fastq.gz</text:p>
          </table:table-cell>
          <table:table-cell office:value-type="string" calcext:value-type="string">
            <text:p>F21_CRC-feces_S44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2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2_CRC-feces_S45_L001_R1_001.fastq.gz</text:p>
          </table:table-cell>
          <table:table-cell office:value-type="string" calcext:value-type="string">
            <text:p>F22_CRC-feces_S45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3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3_CRC-feces_S46_L001_R1_001.fastq.gz</text:p>
          </table:table-cell>
          <table:table-cell office:value-type="string" calcext:value-type="string">
            <text:p>F23_CRC-feces_S46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4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4_CRC-feces_S47_L001_R1_001.fastq.gz</text:p>
          </table:table-cell>
          <table:table-cell office:value-type="string" calcext:value-type="string">
            <text:p>F24_CRC-feces_S47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5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5_CRC-feces_S48_L001_R1_001.fastq.gz</text:p>
          </table:table-cell>
          <table:table-cell office:value-type="string" calcext:value-type="string">
            <text:p>F25_CRC-feces_S4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26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26_CRC-feces_S49_L001_R1_001.fastq.gz</text:p>
          </table:table-cell>
          <table:table-cell office:value-type="string" calcext:value-type="string">
            <text:p>F26_CRC-feces_S4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3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3_CRC-feces_S28_L001_R1_001.fastq.gz</text:p>
          </table:table-cell>
          <table:table-cell office:value-type="string" calcext:value-type="string">
            <text:p>F3_CRC-feces_S28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4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4_CRC-feces_S29_L001_R1_001.fastq.gz</text:p>
          </table:table-cell>
          <table:table-cell office:value-type="string" calcext:value-type="string">
            <text:p>F4_CRC-feces_S29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5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5_CRC-feces_S30_L001_R1_001.fastq.gz</text:p>
          </table:table-cell>
          <table:table-cell office:value-type="string" calcext:value-type="string">
            <text:p>F5_CRC-feces_S3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6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6_CRC-feces_S31_L001_R1_001.fastq.gz</text:p>
          </table:table-cell>
          <table:table-cell office:value-type="string" calcext:value-type="string">
            <text:p>F6_CRC-feces_S31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7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_CRC-feces_S32_L001_R1_001.fastq.gz</text:p>
          </table:table-cell>
          <table:table-cell office:value-type="string" calcext:value-type="string">
            <text:p>F7_CRC-feces_S32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9-T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9_CRC-feces_S33_L001_R1_001.fastq.gz</text:p>
          </table:table-cell>
          <table:table-cell office:value-type="string" calcext:value-type="string">
            <text:p>F9_CRC-feces_S33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122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2FS-S_S96_L001_R1_001.fastq.gz</text:p>
          </table:table-cell>
          <table:table-cell office:value-type="string" calcext:value-type="string">
            <text:p>1122FS-S_S96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224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24FS-S_S110_L001_R1_001.fastq.gz</text:p>
          </table:table-cell>
          <table:table-cell office:value-type="string" calcext:value-type="string">
            <text:p>1224FS-S_S110_L001_R2_001.fastq.g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1428-T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8FS-S_S112_L001_R1_001.fastq.gz</text:p>
          </table:table-cell>
          <table:table-cell office:value-type="string" calcext:value-type="string">
            <text:p>1428FS-S_S112_L001_R2_001.fastq.gz</text:p>
          </table:table-cell>
          <table:table-cell table:number-columns-repeated="1009"/>
        </table:table-row>
        <table:table-row table:style-name="ro1" table:number-rows-repeated="1048503">
          <table:table-cell table:number-columns-repeated="1013"/>
        </table:table-row>
        <table:table-row table:style-name="ro1">
          <table:table-cell table:number-columns-repeated="1013"/>
        </table:table-row>
      </table:table>
      <table:named-expressions/>
      <table:database-ranges>
        <table:database-range table:name="__Anonymous_Sheet_DB__0" table:target-range-address="F_files.A1:F_files.D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0T14:15:00.908473573</dc:date>
    <meta:editing-duration>PT3M25S</meta:editing-duration>
    <meta:editing-cycles>1</meta:editing-cycles>
    <meta:document-statistic meta:table-count="1" meta:cell-count="288" meta:object-count="0"/>
    <meta:generator>LibreOffice/6.4.6.2$Linux_X86_64 LibreOffice_project/40$Build-2</meta:generator>
  </office:meta>
</office:document-meta>
</file>